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text-properties style:text-underline-style="none"/>
    </style:style>
    <style:style style:name="P9"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Appendix</text:p>
      <text:h text:style-name="Compound_20_Title_20_2" text:outline-level="1"><text:toc-mark text:string-value="Appendix: Random Notes" text:outline-level="1"/>Random Notes</text:h>
      <text:section text:style-name="Sect1" text:name="Section1">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p text:style-name="Text_20_body">Hagbard Celine from the Illuminatus Trilogy – travels in a golden submarine. <text:s/>“Finally, Hagbard Celine reveals himself as the fifth Illuminatus Primus; he has been playing both sides against each other in order to keep balance. He is a representative of the ‘true’ Illuminati, whose aim is to spread the idea that everybody is free to do whatever they want at all times.”</text:p>
        <text:p text:style-name="Text_20_body">Jelaluddin Balkhi (Afghani and Persian name for Rumi)</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p text:style-name="Text_20_body"/>
        <text:p text:style-name="Text_20_body">Larry Wall, Three Virtues of a Programmer: Laziness, Impatience and Hubris.</text:p>
        <text:p text:style-name="Text_20_body"/>
        <text:p text:style-name="Text_20_body">Last verse of Paul Simon’s “Call Me Al”:</text:p>
        <text:p text:style-name="Quotations">A man walks down the street<text:line-break/>It's a street in a strange world<text:line-break/><text:soft-page-break/>Maybe it's the Third World<text:line-break/>Maybe it's his first time around<text:line-break/>He doesn't speak the language<text:line-break/>He holds no currency<text:line-break/>He is a foreign man<text:line-break/>He is surrounded by the sound<text:line-break/>The sound<text:line-break/>Cattle in the marketplace<text:line-break/>Scatterlings and orphanages<text:line-break/>He looks around, around<text:line-break/>He sees angels in the architecture<text:line-break/>Spinning in infinity<text:line-break/>He says Amen and Hallelujah!</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ext:soft-page-break/>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not to say we think it is a wise activity.</text:p>
        <text:p text:style-name="P2">Eristic Avatars are sent down into Reality, the 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pan text:style-name="T7">The Five Orders of Discordia (“Them”). <text:s/>The seeds of the ORDERS OF DISCORDIA were planted </text:span><text:soft-page-break/><text:span text:style-name="T7">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794059325" text:style-name="L1">
          <text:list-item>
            <text:p text:style-name="P9">The Military Order of THE KNIGHTS OF THE FIVE SIDED TEMPLE. This is for all of the soldiers and bureaucrats of the world. [Apple]</text:p>
          </text:list-item>
          <text:list-item>
            <text:p text:style-name="P9">The Political Order of THE PARTY FOR WAR ON EVIL. This is reserved for lawmakers, censors, and like ilk. [Anvil]</text:p>
          </text:list-item>
          <text:list-item>
            <text:p text:style-name="P9">The Academic Order of THE HEMLOCK FELLOWSHIP. They commonly inhabit schools and universities, and dominate many of them. [Archway]</text:p>
          </text:list-item>
          <text:list-item>
            <text:p text:style-name="P9">The Social Order of THE CITIZENS COMMITTEE FOR CONCERNED CITIZENS. This is mostly a grass-roots version of the more professional military, political, academic and sacred Orders. [Arrow]</text:p>
          </text:list-item>
          <text:list-item>
            <text:p text:style-name="P9">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Look in random arty comix/mags for images to paste in?]</text:p>
        <text:h text:style-name="Heading_20_2" text:outline-level="2">More Random</text:h>
        <text:h text:style-name="Heading_20_3" text:outline-level="3">Laws of Form</text:h>
        <text:p text:style-name="Text_20_body">George Spencer-Brown</text:p>
        <text:p text:style-name="Text_20_body"><text:a xlink:type="simple" xlink:href="http://www.lawsofform.org/">http://www.lawsofform.org/</text:a></text:p>
        <text:p text:style-name="Text_20_body"><text:a xlink:type="simple" xlink:href="http://en.wikipedia.org/wiki/Laws_of_Form">http://en.wikipedia.org/wiki/Laws_of_Form</text:a></text:p>
        <text:p text:style-name="Text_20_body"><text:a xlink:type="simple" xlink:href="http://www.uboeschenstein.ch/texte/spencer-brownAUM1.html">http://www.uboeschenstein.ch/texte/spencer-brownAUM1.html</text:a></text:p>
        <text:p text:style-name="Text_20_body"><text:a xlink:type="simple" xlink:href="http://www.uboeschenstein.ch/texte/spencer-brown-onlytwo11.html">http://www.uboeschenstein.ch/texte/spencer-brown-onlytwo11.html</text:a></text:p>
        <text:p text:style-name="Text_20_body"><text:a xlink:type="simple" xlink:href="http://www.uboeschenstein.ch/texte/spencer-brown-onlytwo127.html">http://www.uboeschenstein.ch/texte/spencer-brown-onlytwo127.html</text:a></text:p>
        <text:h text:style-name="Heading_20_3" text:outline-level="3">Grant Morrison</text:h>
        <text:p text:style-name="Text_20_body">“Counter-narrative strategies” - US Army / New Scientist? </text:p>
        <text:p text:style-name="Text_20_body"><text:a xlink:type="simple" xlink:href="http://www.nps.edu/Academics/centers/CCC/publications/OnlineJournal/2005/Mar/casebeerMar05.html">http://www.nps.edu/Academics/centers/CCC/publications/OnlineJournal/2005/Mar/casebeerMar05.html</text:a></text:p>
        <text:p text:style-name="Text_20_body"/>
        <text:p text:style-name="Text_20_body">Re-defining the world through stories, from your own viewpoint. <text:s/>Re-defining yourself (through “magic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1-08-21T17:19:52</dc:date>
    <meta:editing-duration>PT2H27M39S</meta:editing-duration>
    <meta:editing-cycles>20</meta:editing-cycles>
    <meta:generator>OpenOffice.org/3.3$Unix OpenOffice.org_project/330m20$Build-9567</meta:generator>
    <dc:creator>Hugh Greene</dc:creator>
    <meta:document-statistic meta:table-count="0" meta:image-count="1" meta:object-count="0" meta:page-count="4" meta:paragraph-count="143" meta:word-count="2528" meta:character-count="14775"/>
    <meta:user-defined meta:name="Info 1"/>
    <meta:user-defined meta:name="Info 2"/>
    <meta:user-defined meta:name="Info 3"/>
    <meta:user-defined meta:name="Info 4"/>
    <meta:template xlink:type="simple" xlink:actuate="onRequest" xlink:title="Discordians" xlink:href="../Discordians.ott" meta:date="2010-08-14T23:20:20"/>
  </office:meta>
</office:document-meta>
</file>